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1" svg:font-family="'DejaVu Sans Mono'"/>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DejaVu Sans Mono1" fo:font-size="10pt"/>
    </style:style>
    <style:style style:name="T3" style:family="text">
      <style:text-properties style:font-name="DejaVu Sans Mono1" fo:font-size="10pt" fo:font-style="normal" style:font-style-asian="normal" style:font-style-complex="normal"/>
    </style:style>
    <style:style style:name="T4" style:family="text">
      <style:text-properties style:font-name="DejaVu Sans Mono1" fo:font-size="10pt"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w Riggs</text:p>
      <text:p text:style-name="Standard">CS 376B, Spring 2017</text:p>
      <text:p text:style-name="Standard"/>
      <text:p text:style-name="P1">Lab 8</text:p>
      <text:p text:style-name="P2"><text:span text:style-name="T1"/></text:p>
      <text:p text:style-name="P2">R</text:p>
      <text:p text:style-name="P2">C4.5</text:p>
      <text:p text:style-name="P4"><text:span text:style-name="T4">C4.5 Text outputs can be found in Text Outputs/R/C4.5summary.txt and </text:span></text:p>
      <text:p text:style-name="P4"><text:span text:style-name="T4">Text Outputs/R/C4.5Eval.txt</text:span></text:p>
      <text:p text:style-name="P4"><text:span text:style-name="T4">Image outputs can be found in Images/a1C4.5Tree.png and Images/a2C4.5Tree.png</text:span></text:p>
      <text:p text:style-name="P4"><text:span text:style-name="T4"/></text:p>
      <text:p text:style-name="P6"><text:span text:style-name="T4">For a1, the overall accuracy of C4.5 was 0.35, which is rather low. More important, however, is the Kappa statistic. The kappa statistic was a very low 0.1886. This indicates that the model is not much better than guessing. </text:span></text:p>
      <text:p text:style-name="P6"><text:span text:style-name="T4"/></text:p>
      <text:p text:style-name="P6"><text:span text:style-name="T4">For a2, the overall accuracy was 0.5, slightly better than a1. The kappa statistic was 0.3571, significantly better than a1. This indicates the model was slightly better than guessing. </text:span></text:p>
      <text:p text:style-name="P6"><text:span text:style-name="T4"/></text:p>
      <text:p text:style-name="P6"><text:span text:style-name="T2">RIPPER</text:span></text:p>
      <text:p text:style-name="P4"><text:span text:style-name="T4">RIPPER Text outputs can be found in Text Outputs/R/RIPPEREval.txt</text:span></text:p>
      <text:p text:style-name="P4"><text:span text:style-name="T4"/></text:p>
      <text:p text:style-name="P5"><text:span text:style-name="T2">For a1, the overall accuracy was 0.3571. The kappa statistic was 0.1931. This indicates the model is not much better than guessing randomly. </text:span></text:p>
      <text:p text:style-name="P5"><text:span text:style-name="T2"/></text:p>
      <text:p text:style-name="P5"><text:span text:style-name="T2">For a2, the overall accuracy was 0.3714. The kappa statistic was 0.0554. While the accuracy of a2 is slightly higher than a1, the kappa statistic indicates that a2 is actually worse than a1. The model itself is very close to simply randomly guessing.</text:span></text:p>
      <text:p text:style-name="P5"><text:span text:style-name="T2"/></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text:p>
      <text:p text:style-name="P6"><text:span text:style-name="T2">WEKA</text:span></text:p>
      <text:p text:style-name="P6"><text:span text:style-name="T2">RandomTree</text:span></text:p>
      <text:p text:style-name="P3"><text:span text:style-name="T2">RandomTree Classifier and Evaluation text output can be found in </text:span></text:p>
      <text:p text:style-name="P3"><text:span text:style-name="T2">Text Outputs/WEKA/RandomTreeClassifierOut.txt and </text:span></text:p>
      <text:p text:style-name="P3"><text:span text:style-name="T2">Text Outputs/WEKA/RandomTreeEvaluatorOut.txt</text:span></text:p>
      <text:p text:style-name="P5"><text:span text:style-name="T2"/></text:p>
      <text:p text:style-name="P5"><text:span text:style-name="T2">For RandomTree, the relative absolute error was 69.5414%, and the root relative squared error was 97.4688%. The correlation coefficient is 0.5549. While the correlation coefficient is high, the high error percentages indicate that the model is not performing particularly well.</text:span></text:p>
      <text:p text:style-name="P5"><text:span text:style-name="T2"/></text:p>
      <text:p text:style-name="P6"><text:span text:style-name="T2">PART</text:span></text:p>
      <text:p text:style-name="P3"><text:span text:style-name="T2">PART Classifier and Evaluation text output can be found in </text:span></text:p>
      <text:p text:style-name="P3"><text:span text:style-name="T2">Text Outputs/WEKA/PARTClassifierOut.txt and </text:span></text:p>
      <text:p text:style-name="P3"><text:span text:style-name="T2">Text Outputs/WEKA/PARTEvaluatorOut.txt</text:span></text:p>
      <text:p text:style-name="P3"><text:span text:style-name="T2">Images can be found in Images/PARTROC.png and Images/PARTModelPerformance.png</text:span></text:p>
      <text:p text:style-name="P3"><text:span text:style-name="T2"/></text:p>
      <text:p text:style-name="P5"><text:span text:style-name="T2">For PART, the overall accuracy was 45.7143%. The kappa statistic is 0.2216. This implies the model is not much better than guessing. Yet the ROC curve seems to be largely positive, staying a decent distance away from the guessing line. This would imply that the model is good at determining whether or not an instance is positive, but is overall poor at classifying.</text:span></text:p>
      <text:p text:style-name="P5"><text:span text:style-name="T2"/></text:p>
      <text:p text:style-name="P5"><text:span text:style-name="T2"/></text:p>
      <text:p text:style-name="P6"><text:span text:style-name="T2">Comparison</text:span></text:p>
      <text:p text:style-name="P5">RIPPER and RandomTree seem to be rather ineffective at properly classifying. PART seems slightly more useful for classifying positive instances, but overall is less useful. C4.5 seems to be the most reliable method, due to its overall higher Kappa statistics and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1" svg:font-family="'DejaVu Sans Mono'"/>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5T19:26:49</meta:creation-date>
    <dc:date>2017-04-05T20:45:37</dc:date>
    <meta:editing-duration>PT1H3M8S</meta:editing-duration>
    <meta:editing-cycles>17</meta:editing-cycles>
    <meta:generator>OpenOffice/4.1.2$Unix OpenOffice.org_project/412m3$Build-9782</meta:generator>
    <meta:document-statistic meta:table-count="0" meta:image-count="0" meta:object-count="0" meta:page-count="2" meta:paragraph-count="28" meta:word-count="362" meta:character-count="2406"/>
  </office:meta>
</office:document-meta>
</file>